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5.34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3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4.29pt" draw:z-index="4" draw:style-name="gr3" draw:text-style-name="P3" svg:width="39.74pt" svg:height="15.05pt" svg:x="22.08pt" svg:y="21.66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48pt" draw:z-index="5" draw:style-name="gr3" draw:text-style-name="P3" svg:width="39.49pt" svg:height="15.05pt" svg:x="64.26pt" svg:y="18.85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8">00/00/0000</text:date>, <text:time style:data-style-name="N2" text:time-value="07:59:20.0149007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28T12:59:17.418009998</dc:date>
    <meta:editing-duration>P77DT15H19M9S</meta:editing-duration>
    <meta:editing-cycles>3074</meta:editing-cycles>
    <meta:generator>LibreOffice/5.1.6.2$Linux_X86_64 LibreOffice_project/10m0$Build-2</meta:generator>
    <meta:document-statistic meta:table-count="3" meta:cell-count="53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